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9ca2" officeooo:paragraph-rsid="00199ca2"/>
    </style:style>
    <style:style style:name="P2" style:family="paragraph" style:parent-style-name="Standard">
      <style:text-properties officeooo:rsid="00199ca2" officeooo:paragraph-rsid="001a31c1"/>
    </style:style>
    <style:style style:name="P3" style:family="paragraph" style:parent-style-name="Standard">
      <style:text-properties officeooo:rsid="001a31c1" officeooo:paragraph-rsid="001a31c1"/>
    </style:style>
    <style:style style:name="P4" style:family="paragraph" style:parent-style-name="Standard">
      <style:text-properties officeooo:rsid="001b1a65" officeooo:paragraph-rsid="001b1a65"/>
    </style:style>
    <style:style style:name="P5" style:family="paragraph" style:parent-style-name="Standard">
      <style:text-properties fo:font-weight="bold" officeooo:rsid="00223936" officeooo:paragraph-rsid="00223936" style:font-weight-asian="bold" style:font-weight-complex="bold"/>
    </style:style>
    <style:style style:name="P6" style:family="paragraph" style:parent-style-name="Standard">
      <style:text-properties fo:font-weight="bold" officeooo:rsid="00369f2a" officeooo:paragraph-rsid="00369f2a" style:font-weight-asian="bold" style:font-weight-complex="bold"/>
    </style:style>
    <style:style style:name="P7" style:family="paragraph" style:parent-style-name="Standard">
      <style:text-properties fo:font-size="18pt" fo:font-weight="bold" officeooo:rsid="001b1a65" officeooo:paragraph-rsid="001b1a65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b7dd0" officeooo:paragraph-rsid="001b7dd0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20087f" officeooo:paragraph-rsid="0020087f"/>
    </style:style>
    <style:style style:name="P10" style:family="paragraph" style:parent-style-name="Standard">
      <style:text-properties officeooo:rsid="0020a6b2" officeooo:paragraph-rsid="0020a6b2"/>
    </style:style>
    <style:style style:name="P11" style:family="paragraph" style:parent-style-name="Standard">
      <style:text-properties officeooo:rsid="002229d2" officeooo:paragraph-rsid="002229d2"/>
    </style:style>
    <style:style style:name="P12" style:family="paragraph" style:parent-style-name="Standard">
      <style:text-properties officeooo:rsid="00223936" officeooo:paragraph-rsid="00223936"/>
    </style:style>
    <style:style style:name="P13" style:family="paragraph" style:parent-style-name="Standard">
      <style:text-properties officeooo:rsid="002384e5" officeooo:paragraph-rsid="002384e5"/>
    </style:style>
    <style:style style:name="P14" style:family="paragraph" style:parent-style-name="Standard">
      <style:text-properties officeooo:rsid="0023ffd1" officeooo:paragraph-rsid="0023ffd1"/>
    </style:style>
    <style:style style:name="P15" style:family="paragraph" style:parent-style-name="Standard">
      <style:text-properties officeooo:rsid="00255794" officeooo:paragraph-rsid="00255794"/>
    </style:style>
    <style:style style:name="P16" style:family="paragraph" style:parent-style-name="Standard">
      <style:text-properties officeooo:rsid="00274682" officeooo:paragraph-rsid="00274682"/>
    </style:style>
    <style:style style:name="P17" style:family="paragraph" style:parent-style-name="Standard">
      <style:text-properties officeooo:rsid="002914d7" officeooo:paragraph-rsid="002914d7"/>
    </style:style>
    <style:style style:name="P18" style:family="paragraph" style:parent-style-name="Standard">
      <style:text-properties officeooo:rsid="002a19d1" officeooo:paragraph-rsid="002a19d1"/>
    </style:style>
    <style:style style:name="P19" style:family="paragraph" style:parent-style-name="Standard">
      <style:text-properties officeooo:rsid="002a7bf4" officeooo:paragraph-rsid="002a7bf4"/>
    </style:style>
    <style:style style:name="P20" style:family="paragraph" style:parent-style-name="Standard">
      <style:text-properties officeooo:rsid="002b902c" officeooo:paragraph-rsid="002b902c"/>
    </style:style>
    <style:style style:name="P21" style:family="paragraph" style:parent-style-name="Standard">
      <style:text-properties officeooo:rsid="002cb838" officeooo:paragraph-rsid="002cb838"/>
    </style:style>
    <style:style style:name="P22" style:family="paragraph" style:parent-style-name="Standard">
      <style:text-properties officeooo:rsid="002d80e6" officeooo:paragraph-rsid="002d80e6"/>
    </style:style>
    <style:style style:name="P23" style:family="paragraph" style:parent-style-name="Standard">
      <style:text-properties officeooo:rsid="0031a78d" officeooo:paragraph-rsid="0031a78d"/>
    </style:style>
    <style:style style:name="P24" style:family="paragraph" style:parent-style-name="Standard">
      <style:text-properties officeooo:rsid="0035c562" officeooo:paragraph-rsid="0035c562"/>
    </style:style>
    <style:style style:name="P25" style:family="paragraph" style:parent-style-name="Standard">
      <style:text-properties officeooo:rsid="00369f2a" officeooo:paragraph-rsid="00369f2a"/>
    </style:style>
    <style:style style:name="P26" style:family="paragraph" style:parent-style-name="Standard">
      <style:text-properties officeooo:rsid="0037f738" officeooo:paragraph-rsid="0037f738"/>
    </style:style>
    <style:style style:name="P27" style:family="paragraph" style:parent-style-name="Standard">
      <style:text-properties officeooo:rsid="003d7861" officeooo:paragraph-rsid="003d7861"/>
    </style:style>
    <style:style style:name="P28" style:family="paragraph" style:parent-style-name="Standard">
      <style:text-properties officeooo:rsid="003ea806" officeooo:paragraph-rsid="003ea806"/>
    </style:style>
    <style:style style:name="P29" style:family="paragraph" style:parent-style-name="Standard">
      <style:text-properties officeooo:rsid="004092ce" officeooo:paragraph-rsid="004092ce"/>
    </style:style>
    <style:style style:name="P30" style:family="paragraph" style:parent-style-name="Standard">
      <style:text-properties officeooo:rsid="0041a877" officeooo:paragraph-rsid="0041a877"/>
    </style:style>
    <style:style style:name="P31" style:family="paragraph" style:parent-style-name="Standard">
      <style:text-properties officeooo:rsid="004297fd" officeooo:paragraph-rsid="004297fd"/>
    </style:style>
    <style:style style:name="T1" style:family="text">
      <style:text-properties officeooo:rsid="001b6d97"/>
    </style:style>
    <style:style style:name="T2" style:family="text">
      <style:text-properties officeooo:rsid="002cb838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Data and Structure</text:p>
      <text:p text:style-name="P8"/>
      <text:p text:style-name="P3">enum {</text:p>
      <text:p text:style-name="P3"><text:s text:c="8"/>NAPI_STATE_SCHED, <text:s text:c="6"/>/* Poll is scheduled */</text:p>
      <text:p text:style-name="P3"><text:s text:c="8"/>NAPI_STATE_DISABLE, <text:s text:c="4"/>/* Disable pending */</text:p>
      <text:p text:style-name="P3"><text:s text:c="8"/>NAPI_STATE_NPSVC, <text:s text:c="6"/>/* Netpoll - don't dequeue from poll_list */</text:p>
      <text:p text:style-name="P3"><text:s text:c="8"/>NAPI_STATE_HASHED, <text:s text:c="5"/>/* In NAPI hash */</text:p>
      <text:p text:style-name="P3">};</text:p>
      <text:p text:style-name="P3"/>
      <text:p text:style-name="P3">enum gro_result {</text:p>
      <text:p text:style-name="P3"><text:s text:c="8"/>GRO_MERGED,</text:p>
      <text:p text:style-name="P3"><text:s text:c="8"/>GRO_MERGED_FREE,</text:p>
      <text:p text:style-name="P3"><text:s text:c="8"/>GRO_HELD,</text:p>
      <text:p text:style-name="P3"><text:s text:c="8"/>GRO_NORMAL,</text:p>
      <text:p text:style-name="P3"><text:s text:c="8"/>GRO_DROP,</text:p>
      <text:p text:style-name="P3">};</text:p>
      <text:p text:style-name="P3">typedef enum gro_result gro_result_t;</text:p>
      <text:p text:style-name="P2"/>
      <text:p text:style-name="P1">/*</text:p>
      <text:p text:style-name="P1"><text:s/>* Structure for NAPI scheduling similar to tasklet but with weighting</text:p>
      <text:p text:style-name="P1"><text:s/>*/</text:p>
      <text:p text:style-name="P1">struct napi_struct {</text:p>
      <text:p text:style-name="P1"><text:s text:c="8"/>/* The poll_list must only be managed by the entity which</text:p>
      <text:p text:style-name="P1"><text:s text:c="9"/>* changes the state of the NAPI_STATE_SCHED bit. <text:s/>This means</text:p>
      <text:p text:style-name="P1"><text:s text:c="9"/>* whoever atomically sets that bit can add this napi_struct</text:p>
      <text:p text:style-name="P1"><text:s text:c="9"/>* to the per-cpu poll_list, and whoever clears that bit</text:p>
      <text:p text:style-name="P1"><text:s text:c="9"/>* can remove from the list right before clearing the bit.</text:p>
      <text:p text:style-name="P1"><text:s text:c="9"/>*/</text:p>
      <text:p text:style-name="P1"><text:s text:c="8"/>struct list_head <text:s text:c="7"/>poll_list;</text:p>
      <text:p text:style-name="P1"/>
      <text:p text:style-name="P1"><text:s text:c="8"/>unsigned long <text:s text:c="10"/>state;</text:p>
      <text:p text:style-name="P1"><text:s text:c="8"/>int <text:s text:c="20"/>weight;</text:p>
      <text:p text:style-name="P1"><text:s text:c="8"/>unsigned int <text:s text:c="11"/>gro_count;</text:p>
      <text:p text:style-name="P1"><text:s text:c="8"/>int <text:s text:c="20"/>(*poll)(struct napi_struct *, int);</text:p>
      <text:p text:style-name="P1">#ifdef CONFIG_NETPOLL</text:p>
      <text:p text:style-name="P1"><text:s text:c="8"/>spinlock_t <text:s text:c="13"/>poll_lock;</text:p>
      <text:p text:style-name="P1"><text:s text:c="8"/>int <text:s text:c="20"/>poll_owner;</text:p>
      <text:p text:style-name="P1">#endif</text:p>
      <text:p text:style-name="P1"><text:s text:c="8"/>struct net_device <text:s text:c="6"/>*dev;</text:p>
      <text:p text:style-name="P1"><text:s text:c="8"/>struct sk_buff <text:s text:c="9"/>*gro_list;</text:p>
      <text:p text:style-name="P1"><text:s text:c="8"/>struct sk_buff <text:s text:c="9"/>*skb;</text:p>
      <text:p text:style-name="P1"><text:s text:c="8"/>struct hrtimer <text:s text:c="9"/>timer;</text:p>
      <text:p text:style-name="P1"><text:s text:c="8"/>struct list_head <text:s text:c="7"/>dev_list;</text:p>
      <text:p text:style-name="P1"><text:s text:c="8"/>struct hlist_node <text:s text:c="6"/>napi_hash_node;</text:p>
      <text:p text:style-name="P1"><text:s text:c="8"/>unsigned int <text:s text:c="11"/>napi_id;</text:p>
      <text:p text:style-name="P1">};</text:p>
      <text:p text:style-name="P1"/>
      <text:p text:style-name="P1"><text:soft-page-break/></text:p>
      <text:p text:style-name="P23">struct net_device {</text:p>
      <text:p text:style-name="P23">:</text:p>
      <text:p text:style-name="P23"><text:s text:c="8"/>struct list_head <text:s text:c="7"/>dev_list; </text:p>
      <text:p text:style-name="P24"><text:s/>* <text:s text:c="5"/>@napi_list: <text:s text:c="4"/>List entry, that is used for polling napi devices</text:p>
      <text:p text:style-name="P23"><text:s text:c="8"/><text:span text:style-name="T3">struct list_head <text:s text:c="7"/>napi_list; </text:span></text:p>
      <text:p text:style-name="P1">:</text:p>
      <text:p text:style-name="P23"/>
      <text:p text:style-name="P23">}</text:p>
      <text:p text:style-name="P23"/>
      <text:p text:style-name="P25">/*</text:p>
      <text:p text:style-name="P25"><text:s/>* Incoming packets <text:s/>placed on per-cpu queues</text:p>
      <text:p text:style-name="P25"><text:s/>*/</text:p>
      <text:p text:style-name="P25">struct softnet_data {</text:p>
      <text:p text:style-name="P25">:</text:p>
      <text:p text:style-name="P6"><text:s text:c="8"/>struct napi_struct <text:s text:c="5"/>backlog;</text:p>
      <text:p text:style-name="P25"/>
      <text:p text:style-name="P25">};</text:p>
      <text:p text:style-name="P1"/>
      <text:p text:style-name="P1"/>
      <text:p text:style-name="P1"/>
      <text:p text:style-name="P7">Functions <text:span text:style-name="T1">and Macro's</text:span>:</text:p>
      <text:p text:style-name="P1"/>
      <text:p text:style-name="P12">Functions:</text:p>
      <text:p text:style-name="P5">net/core/dev.c</text:p>
      <text:p text:style-name="P12"/>
      <text:p text:style-name="P13"/>
      <text:p text:style-name="P13">/* Called with irq disabled */</text:p>
      <text:p text:style-name="P13">static inline void ____napi_schedule(struct softnet_data *sd,</text:p>
      <text:p text:style-name="P13"><text:s text:c="37"/>struct napi_struct *napi)</text:p>
      <text:p text:style-name="P13">{</text:p>
      <text:p text:style-name="P13"><text:s text:c="8"/>list_add_tail(&amp;napi-&gt;poll_list, &amp;sd-&gt;poll_list);</text:p>
      <text:p text:style-name="P13"><text:s text:c="8"/>__raise_softirq_irqoff(NET_RX_SOFTIRQ);</text:p>
      <text:p text:style-name="P13">}</text:p>
      <text:p text:style-name="P13"/>
      <text:p text:style-name="P12">/**</text:p>
      <text:p text:style-name="P12"><text:s/>* __napi_schedule - schedule for receive</text:p>
      <text:p text:style-name="P12"><text:s/>* @n: entry to schedule</text:p>
      <text:p text:style-name="P12"><text:s/>*</text:p>
      <text:p text:style-name="P12"><text:s/>* The entry's receive function will be scheduled to run.</text:p>
      <text:p text:style-name="P12"><text:s/>* Consider using __napi_schedule_irqoff() if hard irqs are masked.</text:p>
      <text:p text:style-name="P12"><text:s/>*/</text:p>
      <text:p text:style-name="P12">void __napi_schedule(struct napi_struct *n)</text:p>
      <text:p text:style-name="P12">{</text:p>
      <text:p text:style-name="P12"><text:s text:c="8"/>unsigned long flags;</text:p>
      <text:p text:style-name="P12"/>
      <text:p text:style-name="P12"><text:s text:c="8"/>local_irq_save(flags);</text:p>
      <text:p text:style-name="P12"><text:s text:c="8"/>____napi_schedule(this_cpu_ptr(&amp;softnet_data), n);</text:p>
      <text:p text:style-name="P12"><text:soft-page-break/><text:s text:c="8"/>local_irq_restore(flags); <text:tab/></text:p>
      <text:p text:style-name="P12">}</text:p>
      <text:p text:style-name="P12">EXPORT_SYMBOL(__napi_schedule);</text:p>
      <text:p text:style-name="P12"/>
      <text:p text:style-name="P12">/**</text:p>
      <text:p text:style-name="P12"><text:s/>* __napi_schedule_irqoff - schedule for receive</text:p>
      <text:p text:style-name="P12"><text:s/>* @n: entry to schedule</text:p>
      <text:p text:style-name="P12"><text:s/>*</text:p>
      <text:p text:style-name="P12"><text:s/>* Variant of __napi_schedule() assuming hard irqs are masked</text:p>
      <text:p text:style-name="P12"><text:s/>*/</text:p>
      <text:p text:style-name="P12">void __napi_schedule_irqoff(struct napi_struct *n)</text:p>
      <text:p text:style-name="P12">{</text:p>
      <text:p text:style-name="P12"><text:s text:c="8"/>____napi_schedule(this_cpu_ptr(&amp;softnet_data), n);</text:p>
      <text:p text:style-name="P12">}</text:p>
      <text:p text:style-name="P12">EXPORT_SYMBOL(__napi_schedule_irqoff);</text:p>
      <text:p text:style-name="P1"/>
      <text:p text:style-name="P14">void __napi_complete(struct napi_struct *n)</text:p>
      <text:p text:style-name="P14">{</text:p>
      <text:p text:style-name="P14"><text:s text:c="8"/>BUG_ON(!test_bit(NAPI_STATE_SCHED, &amp;n-&gt;state));</text:p>
      <text:p text:style-name="P14"/>
      <text:p text:style-name="P14"><text:s text:c="8"/>list_del_init(&amp;n-&gt;poll_list);</text:p>
      <text:p text:style-name="P14"><text:s text:c="8"/>smp_mb__before_atomic();</text:p>
      <text:p text:style-name="P14"><text:s text:c="8"/>clear_bit(NAPI_STATE_SCHED, &amp;n-&gt;state);</text:p>
      <text:p text:style-name="P14">}</text:p>
      <text:p text:style-name="P14">EXPORT_SYMBOL(__napi_complete);</text:p>
      <text:p text:style-name="P1"/>
      <text:p text:style-name="P15">void napi_complete_done(struct napi_struct *n, int work_done)</text:p>
      <text:p text:style-name="P15">{</text:p>
      <text:p text:style-name="P15"><text:s text:c="8"/>unsigned long flags;</text:p>
      <text:p text:style-name="P15"><text:s text:c="8"/></text:p>
      <text:p text:style-name="P15"><text:s text:c="8"/>/*</text:p>
      <text:p text:style-name="P15"><text:s text:c="9"/>* don't let napi dequeue from the cpu poll list</text:p>
      <text:p text:style-name="P15"><text:s text:c="9"/>* just in case its running on a different cpu</text:p>
      <text:p text:style-name="P15"><text:s text:c="9"/>*/</text:p>
      <text:p text:style-name="P15"><text:s text:c="8"/>if (unlikely(test_bit(NAPI_STATE_NPSVC, &amp;n-&gt;state)))</text:p>
      <text:p text:style-name="P15"><text:s text:c="16"/>return;</text:p>
      <text:p text:style-name="P15"/>
      <text:p text:style-name="P15"><text:s text:c="8"/>if (n-&gt;gro_list) {</text:p>
      <text:p text:style-name="P15"><text:s text:c="16"/>unsigned long timeout = 0;</text:p>
      <text:p text:style-name="P15"/>
      <text:p text:style-name="P15"><text:s text:c="16"/>if (work_done)</text:p>
      <text:p text:style-name="P15"><text:s text:c="24"/>timeout = n-&gt;dev-&gt;gro_flush_timeout;</text:p>
      <text:p text:style-name="P15"/>
      <text:p text:style-name="P15"><text:s text:c="16"/>if (timeout)</text:p>
      <text:p text:style-name="P15"><text:s text:c="24"/>hrtimer_start(&amp;n-&gt;timer, ns_to_ktime(timeout),</text:p>
      <text:p text:style-name="P15"><text:s text:c="38"/>HRTIMER_MODE_REL_PINNED);</text:p>
      <text:p text:style-name="P15"><text:s text:c="16"/>else</text:p>
      <text:p text:style-name="P15"><text:s text:c="24"/>napi_gro_flush(n, false);</text:p>
      <text:p text:style-name="P15"><text:s text:c="8"/>}</text:p>
      <text:p text:style-name="P15"><text:soft-page-break/><text:s text:c="8"/>if (likely(list_empty(&amp;n-&gt;poll_list))) {</text:p>
      <text:p text:style-name="P15"><text:s text:c="16"/>WARN_ON_ONCE(!test_and_clear_bit(NAPI_STATE_SCHED, &amp;n-&gt;state));</text:p>
      <text:p text:style-name="P15"><text:s text:c="8"/>} else {</text:p>
      <text:p text:style-name="P15"><text:s text:c="16"/>/* If n-&gt;poll_list is not empty, we need to mask irqs */</text:p>
      <text:p text:style-name="P15"><text:s text:c="16"/>local_irq_save(flags);</text:p>
      <text:p text:style-name="P15"><text:s text:c="16"/>__napi_complete(n);</text:p>
      <text:p text:style-name="P15"><text:s text:c="16"/>local_irq_restore(flags);</text:p>
      <text:p text:style-name="P15"><text:s text:c="8"/>}</text:p>
      <text:p text:style-name="P15">}</text:p>
      <text:p text:style-name="P15">EXPORT_SYMBOL(napi_complete_done)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/* must be called under rcu_read_lock(), as we dont take a reference */</text:p>
      <text:p text:style-name="P16">struct napi_struct *napi_by_id(unsigned int napi_id)</text:p>
      <text:p text:style-name="P16">{</text:p>
      <text:p text:style-name="P16"><text:s text:c="8"/>unsigned int hash = napi_id % HASH_SIZE(napi_hash);</text:p>
      <text:p text:style-name="P16"><text:s text:c="8"/>struct napi_struct *napi;</text:p>
      <text:p text:style-name="P16"/>
      <text:p text:style-name="P16"><text:s text:c="8"/>hlist_for_each_entry_rcu(napi, &amp;napi_hash[hash], napi_hash_node)</text:p>
      <text:p text:style-name="P16"><text:s text:c="16"/>if (napi-&gt;napi_id == napi_id)</text:p>
      <text:p text:style-name="P16"><text:s text:c="24"/>return napi;</text:p>
      <text:p text:style-name="P16"/>
      <text:p text:style-name="P16"><text:s text:c="8"/>return NULL;</text:p>
      <text:p text:style-name="P16">}</text:p>
      <text:p text:style-name="P16">EXPORT_SYMBOL_GPL(napi_by_id);</text:p>
      <text:p text:style-name="P1"/>
      <text:p text:style-name="P1"/>
      <text:p text:style-name="P1"/>
      <text:p text:style-name="P17"/>
      <text:p text:style-name="P17">void napi_hash_add(struct napi_struct *napi)</text:p>
      <text:p text:style-name="P17">{</text:p>
      <text:p text:style-name="P17"><text:s text:c="8"/>if (!test_and_set_bit(NAPI_STATE_HASHED, &amp;napi-&gt;state)) {</text:p>
      <text:p text:style-name="P17"/>
      <text:p text:style-name="P17"><text:s text:c="16"/>spin_lock(&amp;napi_hash_lock);</text:p>
      <text:p text:style-name="P17"/>
      <text:p text:style-name="P17"><text:s text:c="16"/>/* 0 is not a valid id, we also skip an id that is taken</text:p>
      <text:p text:style-name="P17"><text:s text:c="17"/>* we expect both events to be extremely rare</text:p>
      <text:p text:style-name="P17"><text:s text:c="17"/>*/</text:p>
      <text:p text:style-name="P17"><text:s text:c="16"/>napi-&gt;napi_id = 0;</text:p>
      <text:p text:style-name="P17"><text:s text:c="16"/>while (!napi-&gt;napi_id) {</text:p>
      <text:p text:style-name="P17"><text:s text:c="24"/>napi-&gt;napi_id = ++napi_gen_id;</text:p>
      <text:p text:style-name="P17"><text:s text:c="24"/>if (napi_by_id(napi-&gt;napi_id))</text:p>
      <text:p text:style-name="P17"><text:s text:c="32"/>napi-&gt;napi_id = 0;</text:p>
      <text:p text:style-name="P17"><text:s text:c="16"/>}</text:p>
      <text:p text:style-name="P17"><text:soft-page-break/></text:p>
      <text:p text:style-name="P17"><text:s text:c="16"/>hlist_add_head_rcu(&amp;napi-&gt;napi_hash_node,</text:p>
      <text:p text:style-name="P17"><text:s text:c="24"/>&amp;napi_hash[napi-&gt;napi_id % HASH_SIZE(napi_hash)]);</text:p>
      <text:p text:style-name="P17"/>
      <text:p text:style-name="P17"><text:s text:c="16"/>spin_unlock(&amp;napi_hash_lock);</text:p>
      <text:p text:style-name="P17"><text:s text:c="8"/>}</text:p>
      <text:p text:style-name="P17">}</text:p>
      <text:p text:style-name="P17">EXPORT_SYMBOL_GPL(napi_hash_add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/* Warning : caller is responsible to make sure rcu grace period</text:p>
      <text:p text:style-name="P18"><text:s/>* is respected before freeing memory containing @napi</text:p>
      <text:p text:style-name="P18"><text:s/>*/</text:p>
      <text:p text:style-name="P18">void napi_hash_del(struct napi_struct *napi)</text:p>
      <text:p text:style-name="P18">{</text:p>
      <text:p text:style-name="P18"><text:s text:c="8"/>spin_lock(&amp;napi_hash_lock);</text:p>
      <text:p text:style-name="P18"/>
      <text:p text:style-name="P18"><text:s text:c="8"/>if (test_and_clear_bit(NAPI_STATE_HASHED, &amp;napi-&gt;state))</text:p>
      <text:p text:style-name="P18"><text:s text:c="16"/>hlist_del_rcu(&amp;napi-&gt;napi_hash_node);</text:p>
      <text:p text:style-name="P18"/>
      <text:p text:style-name="P18"><text:s text:c="8"/>spin_unlock(&amp;napi_hash_lock);</text:p>
      <text:p text:style-name="P18">}</text:p>
      <text:p text:style-name="P18">EXPORT_SYMBOL_GPL(napi_hash_del);</text:p>
      <text:p text:style-name="P18"/>
      <text:p text:style-name="P18"/>
      <text:p text:style-name="P19"/>
      <text:p text:style-name="P19">static enum hrtimer_restart napi_watchdog(struct hrtimer *timer)</text:p>
      <text:p text:style-name="P19">{</text:p>
      <text:p text:style-name="P19"><text:s text:c="8"/>struct napi_struct *napi;</text:p>
      <text:p text:style-name="P19"/>
      <text:p text:style-name="P19"><text:s text:c="8"/>napi = container_of(timer, struct napi_struct, timer);</text:p>
      <text:p text:style-name="P19"><text:s text:c="8"/>if (napi-&gt;gro_list)</text:p>
      <text:p text:style-name="P19"><text:s text:c="16"/>napi_schedule(napi);</text:p>
      <text:p text:style-name="P19"/>
      <text:p text:style-name="P19"><text:s text:c="8"/>return HRTIMER_NORESTART;</text:p>
      <text:p text:style-name="P19">}</text:p>
      <text:p text:style-name="P19"/>
      <text:p text:style-name="P19"/>
      <text:p text:style-name="P20"/>
      <text:p text:style-name="P20">void netif_napi_add(struct net_device *dev, struct napi_struct *napi,</text:p>
      <text:p text:style-name="P20"><text:s text:c="20"/>int (*poll)(struct napi_struct *, int), int weight)</text:p>
      <text:p text:style-name="P20">{</text:p>
      <text:p text:style-name="P20"><text:soft-page-break/><text:s text:c="8"/>INIT_LIST_HEAD(&amp;napi-&gt;poll_list);</text:p>
      <text:p text:style-name="P20"><text:s text:c="8"/>hrtimer_init(&amp;napi-&gt;timer, CLOCK_MONOTONIC, HRTIMER_MODE_REL_PINNED);</text:p>
      <text:p text:style-name="P20"><text:s text:c="8"/>napi-&gt;timer.function = napi_watchdog;</text:p>
      <text:p text:style-name="P20"><text:s text:c="8"/>napi-&gt;gro_count = 0;</text:p>
      <text:p text:style-name="P20"><text:s text:c="8"/>napi-&gt;gro_list = NULL;</text:p>
      <text:p text:style-name="P20"><text:s text:c="8"/>napi-&gt;skb = NULL;</text:p>
      <text:p text:style-name="P20"><text:s text:c="8"/>napi-&gt;poll = poll;</text:p>
      <text:p text:style-name="P20"><text:s text:c="8"/>if (weight &gt; NAPI_POLL_WEIGHT)</text:p>
      <text:p text:style-name="P20"><text:s text:c="16"/>pr_err_once("netif_napi_add() called with weight %d on device %s\n",</text:p>
      <text:p text:style-name="P20"><text:s text:c="28"/>weight, dev-&gt;name);</text:p>
      <text:p text:style-name="P20"><text:s text:c="8"/>napi-&gt;weight = weight;</text:p>
      <text:p text:style-name="P20"><text:s text:c="8"/>list_add(&amp;napi-&gt;dev_list, &amp;dev-&gt;napi_list);</text:p>
      <text:p text:style-name="P20"><text:s text:c="8"/>napi-&gt;dev = dev;</text:p>
      <text:p text:style-name="P20">#ifdef CONFIG_NETPOLL</text:p>
      <text:p text:style-name="P20"><text:s text:c="8"/>spin_lock_init(&amp;napi-&gt;poll_lock);</text:p>
      <text:p text:style-name="P20"><text:s text:c="8"/>napi-&gt;poll_owner = -1;</text:p>
      <text:p text:style-name="P20">#endif</text:p>
      <text:p text:style-name="P20"><text:s text:c="8"/>set_bit(NAPI_STATE_SCHED, &amp;napi-&gt;state);</text:p>
      <text:p text:style-name="P20">}</text:p>
      <text:p text:style-name="P20">EXPORT_SYMBOL(netif_napi_add);</text:p>
      <text:p text:style-name="P20"/>
      <text:p text:style-name="P20">void napi_disable(struct napi_struct *n)</text:p>
      <text:p text:style-name="P20">{</text:p>
      <text:p text:style-name="P20"><text:s text:c="8"/>might_sleep();</text:p>
      <text:p text:style-name="P20"><text:s text:c="8"/>set_bit(NAPI_STATE_DISABLE, &amp;n-&gt;state);</text:p>
      <text:p text:style-name="P20"/>
      <text:p text:style-name="P20"><text:s text:c="8"/>while (test_and_set_bit(NAPI_STATE_SCHED, &amp;n-&gt;state))</text:p>
      <text:p text:style-name="P20"><text:s text:c="16"/>msleep(1);</text:p>
      <text:p text:style-name="P20"><text:s text:c="8"/>while (test_and_set_bit(NAPI_STATE_NPSVC, &amp;n-&gt;state))</text:p>
      <text:p text:style-name="P20"><text:s text:c="16"/>msleep(1);</text:p>
      <text:p text:style-name="P20"/>
      <text:p text:style-name="P20"><text:s text:c="8"/>hrtimer_cancel(&amp;n-&gt;timer);</text:p>
      <text:p text:style-name="P20"/>
      <text:p text:style-name="P20"><text:s text:c="8"/>clear_bit(NAPI_STATE_DISABLE, &amp;n-&gt;state);</text:p>
      <text:p text:style-name="P20">}</text:p>
      <text:p text:style-name="P20">EXPORT_SYMBOL(napi_disable);</text:p>
      <text:p text:style-name="P21"/>
      <text:p text:style-name="P21">void netif_napi_del(struct napi_struct *napi)</text:p>
      <text:p text:style-name="P21">{</text:p>
      <text:p text:style-name="P21"><text:s text:c="8"/>list_del_init(&amp;napi-&gt;dev_list);</text:p>
      <text:p text:style-name="P21"><text:s text:c="8"/>napi_free_frags(napi);</text:p>
      <text:p text:style-name="P21"/>
      <text:p text:style-name="P21"><text:s text:c="8"/>kfree_skb_list(napi-&gt;gro_list);</text:p>
      <text:p text:style-name="P21"><text:s text:c="8"/>napi-&gt;gro_list = NULL;</text:p>
      <text:p text:style-name="P21"><text:s text:c="8"/>napi-&gt;gro_count = 0;</text:p>
      <text:p text:style-name="P21">}</text:p>
      <text:p text:style-name="P21">EXPORT_SYMBOL(netif_napi_del);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static int napi_poll(struct napi_struct *n, struct list_head *repoll)</text:p>
      <text:p text:style-name="P22">{</text:p>
      <text:p text:style-name="P22"><text:s text:c="8"/>void *have;</text:p>
      <text:p text:style-name="P22"><text:s text:c="8"/>int work, weight;</text:p>
      <text:p text:style-name="P22"/>
      <text:p text:style-name="P22"><text:s text:c="8"/>list_del_init(&amp;n-&gt;poll_list);</text:p>
      <text:p text:style-name="P22"/>
      <text:p text:style-name="P22"><text:s text:c="8"/>have = netpoll_poll_lock(n);</text:p>
      <text:p text:style-name="P22"/>
      <text:p text:style-name="P22"><text:s text:c="8"/>weight = n-&gt;weight;</text:p>
      <text:p text:style-name="P22"/>
      <text:p text:style-name="P22"><text:s text:c="8"/>/* This NAPI_STATE_SCHED test is for avoiding a race</text:p>
      <text:p text:style-name="P22"><text:s text:c="9"/>* with netpoll's poll_napi(). <text:s/>Only the entity which</text:p>
      <text:p text:style-name="P22"><text:s text:c="9"/>* obtains the lock and sees NAPI_STATE_SCHED set will</text:p>
      <text:p text:style-name="P22"><text:s text:c="9"/>* actually make the -&gt;poll() call. <text:s/>Therefore we avoid</text:p>
      <text:p text:style-name="P22"><text:s text:c="9"/>* accidentally calling -&gt;poll() when NAPI is not scheduled.</text:p>
      <text:p text:style-name="P22"><text:s text:c="9"/>*/</text:p>
      <text:p text:style-name="P22"><text:s text:c="8"/>work = 0;</text:p>
      <text:p text:style-name="P22"><text:s text:c="8"/>if (test_bit(NAPI_STATE_SCHED, &amp;n-&gt;state)) {</text:p>
      <text:p text:style-name="P22"><text:s text:c="16"/>work = n-&gt;poll(n, weight);</text:p>
      <text:p text:style-name="P22"><text:s text:c="16"/>trace_napi_poll(n);</text:p>
      <text:p text:style-name="P22"><text:s text:c="8"/>}</text:p>
      <text:p text:style-name="P22"/>
      <text:p text:style-name="P22"><text:s text:c="8"/>WARN_ON_ONCE(work &gt; weight);</text:p>
      <text:p text:style-name="P22"/>
      <text:p text:style-name="P22"><text:s text:c="8"/>if (likely(work &lt; weight))</text:p>
      <text:p text:style-name="P22"><text:s text:c="16"/>goto out_unlock;</text:p>
      <text:p text:style-name="P22"/>
      <text:p text:style-name="P22"><text:s text:c="8"/>/* Drivers must not modify the NAPI state if they</text:p>
      <text:p text:style-name="P22"><text:s text:c="9"/>* consume the entire weight. <text:s/>In such cases this code</text:p>
      <text:p text:style-name="P22"><text:s text:c="9"/>* still "owns" the NAPI instance and therefore can</text:p>
      <text:p text:style-name="P22"><text:s text:c="9"/>* move the instance around on the list at-will.</text:p>
      <text:p text:style-name="P22"><text:s text:c="9"/>*/</text:p>
      <text:p text:style-name="P22"><text:soft-page-break/><text:s text:c="8"/>if (unlikely(napi_disable_pending(n))) {</text:p>
      <text:p text:style-name="P22"><text:s text:c="16"/>napi_complete(n);</text:p>
      <text:p text:style-name="P22"><text:s text:c="16"/>goto out_unlock;</text:p>
      <text:p text:style-name="P22"><text:s text:c="8"/>}</text:p>
      <text:p text:style-name="P22"/>
      <text:p text:style-name="P22"><text:s text:c="8"/>if (n-&gt;gro_list) {</text:p>
      <text:p text:style-name="P22"><text:s text:c="16"/>/* flush too old packets</text:p>
      <text:p text:style-name="P22"><text:s text:c="17"/>* If HZ &lt; 1000, flush all packet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acro's:</text:p>
      <text:p text:style-name="P5">linux/netdevice.h</text:p>
      <text:p text:style-name="P1"/>
      <text:p text:style-name="P4">void __napi_schedule(struct napi_struct *n);</text:p>
      <text:p text:style-name="P4">void __napi_schedule_irqoff(struct napi_struct *n);</text:p>
      <text:p text:style-name="P4"/>
      <text:p text:style-name="P4">static inline bool napi_disable_pending(struct napi_struct *n)</text:p>
      <text:p text:style-name="P4">{</text:p>
      <text:p text:style-name="P4"><text:s text:c="8"/>return test_bit(NAPI_STATE_DISABLE, &amp;n-&gt;state);</text:p>
      <text:p text:style-name="P4">}</text:p>
      <text:p text:style-name="P4"><text:soft-page-break/></text:p>
      <text:p text:style-name="P9">/**</text:p>
      <text:p text:style-name="P9"><text:s/>* <text:s text:c="5"/>napi_schedule_prep - check if napi can be scheduled</text:p>
      <text:p text:style-name="P9"><text:s/>* <text:s text:c="5"/>@n: napi context</text:p>
      <text:p text:style-name="P9"><text:s/>*</text:p>
      <text:p text:style-name="P9"><text:s/>* Test if NAPI routine is already running, and if not mark</text:p>
      <text:p text:style-name="P9"><text:s/>* it as running. <text:s/>This is used as a condition variable</text:p>
      <text:p text:style-name="P9"><text:s/>* insure only one NAPI poll instance runs. <text:s/>We also make</text:p>
      <text:p text:style-name="P9"><text:s/>* sure there is no pending NAPI disable.</text:p>
      <text:p text:style-name="P9"><text:s/>*/</text:p>
      <text:p text:style-name="P9">static inline bool napi_schedule_prep(struct napi_struct *n)</text:p>
      <text:p text:style-name="P9">{</text:p>
      <text:p text:style-name="P9"><text:s text:c="8"/>return !napi_disable_pending(n) &amp;&amp;</text:p>
      <text:p text:style-name="P9"><text:s text:c="16"/>!test_and_set_bit(NAPI_STATE_SCHED, &amp;n-&gt;state);</text:p>
      <text:p text:style-name="P9">}</text:p>
      <text:p text:style-name="P9"/>
      <text:p text:style-name="P9">/**</text:p>
      <text:p text:style-name="P9"><text:s/>* <text:s text:c="5"/>napi_schedule - schedule NAPI poll</text:p>
      <text:p text:style-name="P9"><text:s/>* <text:s text:c="5"/>@n: napi context</text:p>
      <text:p text:style-name="P9"><text:s/>*</text:p>
      <text:p text:style-name="P9"><text:s/>* Schedule NAPI poll routine to be called if it is not already</text:p>
      <text:p text:style-name="P9"><text:s/>* running.</text:p>
      <text:p text:style-name="P9"><text:s/>*/</text:p>
      <text:p text:style-name="P9">static inline void napi_schedule(struct napi_struct *n)</text:p>
      <text:p text:style-name="P9">{</text:p>
      <text:p text:style-name="P9"><text:s text:c="8"/>if (napi_schedule_prep(n))</text:p>
      <text:p text:style-name="P9"><text:s text:c="16"/>__napi_schedule(n)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10">/**</text:p>
      <text:p text:style-name="P10"><text:s/>* <text:s text:c="5"/>napi_schedule_irqoff - schedule NAPI poll</text:p>
      <text:p text:style-name="P10"><text:s/>* <text:s text:c="5"/>@n: napi context</text:p>
      <text:p text:style-name="P10"><text:s/>*</text:p>
      <text:p text:style-name="P10"><text:s/>* Variant of napi_schedule(), assuming hard irqs are masked.</text:p>
      <text:p text:style-name="P10"><text:s/>*/</text:p>
      <text:p text:style-name="P10">static inline void napi_schedule_irqoff(struct napi_struct *n)</text:p>
      <text:p text:style-name="P10">{</text:p>
      <text:p text:style-name="P10"><text:s text:c="8"/>if (napi_schedule_prep(n))</text:p>
      <text:p text:style-name="P10"><text:s text:c="16"/>__napi_schedule_irqoff(n);</text:p>
      <text:p text:style-name="P10">}</text:p>
      <text:p text:style-name="P10"/>
      <text:p text:style-name="P11">/* Try to reschedule poll. Called by dev-&gt;poll() after napi_complete(). <text:s/>*/</text:p>
      <text:p text:style-name="P11">static inline bool napi_reschedule(struct napi_struct *napi)</text:p>
      <text:p text:style-name="P11">{</text:p>
      <text:p text:style-name="P11"><text:soft-page-break/><text:s text:c="8"/>if (napi_schedule_prep(napi)) {</text:p>
      <text:p text:style-name="P11"><text:s text:c="16"/>__napi_schedule(napi);</text:p>
      <text:p text:style-name="P11"><text:s text:c="16"/>return true;</text:p>
      <text:p text:style-name="P11"><text:s text:c="8"/>}</text:p>
      <text:p text:style-name="P11"><text:s text:c="8"/>return false;</text:p>
      <text:p text:style-name="P11">}</text:p>
      <text:p text:style-name="P11"/>
      <text:p text:style-name="P11"/>
      <text:p text:style-name="P11">void __napi_complete(struct napi_struct *n);</text:p>
      <text:p text:style-name="P11">void napi_complete_done(struct napi_struct *n, int work_done);</text:p>
      <text:p text:style-name="P11">/**</text:p>
      <text:p text:style-name="P11"><text:s/>* <text:s text:c="5"/>napi_complete - NAPI processing complete</text:p>
      <text:p text:style-name="P11"><text:s/>* <text:s text:c="5"/>@n: napi context</text:p>
      <text:p text:style-name="P11"><text:s/>*</text:p>
      <text:p text:style-name="P11"><text:s/>* Mark NAPI processing as complete.</text:p>
      <text:p text:style-name="P11"><text:s/>* Consider using napi_complete_done() instead. </text:p>
      <text:p text:style-name="P11"><text:s/>*/ <text:s text:c="12"/></text:p>
      <text:p text:style-name="P11">static inline void napi_complete(struct napi_struct *n)</text:p>
      <text:p text:style-name="P11">{</text:p>
      <text:p text:style-name="P11"><text:s text:c="8"/>return napi_complete_done(n, 0);</text:p>
      <text:p text:style-name="P11">}</text:p>
      <text:p text:style-name="P11"/>
      <text:p text:style-name="P11">/**</text:p>
      <text:p text:style-name="P11"><text:s/>* <text:s text:c="5"/>napi_by_id - lookup a NAPI by napi_id</text:p>
      <text:p text:style-name="P11"><text:s/>* <text:s text:c="5"/>@napi_id: hashed napi_id</text:p>
      <text:p text:style-name="P11"><text:s/>*</text:p>
      <text:p text:style-name="P11"><text:s/>* lookup @napi_id in napi_hash table</text:p>
      <text:p text:style-name="P11"><text:s/>* must be called under rcu_read_lock()</text:p>
      <text:p text:style-name="P11"><text:s/>*/</text:p>
      <text:p text:style-name="P11">struct napi_struct *napi_by_id(unsigned int napi_id);</text:p>
      <text:p text:style-name="P11"/>
      <text:p text:style-name="P11"/>
      <text:p text:style-name="P11"/>
      <text:p text:style-name="P11"/>
      <text:p text:style-name="P11">/**</text:p>
      <text:p text:style-name="P11"><text:s/>* <text:s text:c="5"/>napi_hash_add - add a NAPI to global hashtable</text:p>
      <text:p text:style-name="P11"><text:s/>* <text:s text:c="5"/>@napi: napi context</text:p>
      <text:p text:style-name="P11"><text:s/>*</text:p>
      <text:p text:style-name="P11"><text:s/>* generate a new napi_id and store a @napi under it in napi_hash</text:p>
      <text:p text:style-name="P11"><text:s/>*/</text:p>
      <text:p text:style-name="P11">void napi_hash_add(struct napi_struct *napi);</text:p>
      <text:p text:style-name="P11"/>
      <text:p text:style-name="P11">/**</text:p>
      <text:p text:style-name="P11"><text:s/>* <text:s text:c="5"/>napi_hash_del - remove a NAPI from global table</text:p>
      <text:p text:style-name="P11"><text:s/>* <text:s text:c="5"/>@napi: napi context</text:p>
      <text:p text:style-name="P11"><text:s/>*</text:p>
      <text:p text:style-name="P11"><text:s/>* Warning: caller must observe rcu grace period</text:p>
      <text:p text:style-name="P11"><text:s/>* before freeing memory containing @napi</text:p>
      <text:p text:style-name="P11"><text:s/>*/</text:p>
      <text:p text:style-name="P10"><text:soft-page-break/></text:p>
      <text:p text:style-name="P12">void napi_hash_del(struct napi_struct *napi);</text:p>
      <text:p text:style-name="P12"/>
      <text:p text:style-name="P12">/**</text:p>
      <text:p text:style-name="P12"><text:s/>* <text:s text:c="5"/>napi_disable - prevent NAPI from scheduling</text:p>
      <text:p text:style-name="P12"><text:s/>* <text:s text:c="5"/>@n: napi context</text:p>
      <text:p text:style-name="P12"><text:s/>*</text:p>
      <text:p text:style-name="P12"><text:s/>* Stop NAPI from being scheduled on this context.</text:p>
      <text:p text:style-name="P12"><text:s/>* Waits till any outstanding processing completes.</text:p>
      <text:p text:style-name="P12"><text:s/>*/</text:p>
      <text:p text:style-name="P12">void napi_disable(struct napi_struct *n);</text:p>
      <text:p text:style-name="P12"/>
      <text:p text:style-name="P12">/**</text:p>
      <text:p text:style-name="P12"><text:s/>* <text:s text:c="5"/>napi_enable - enable NAPI scheduling</text:p>
      <text:p text:style-name="P12"><text:s/>* <text:s text:c="5"/>@n: napi context</text:p>
      <text:p text:style-name="P12"><text:s/>*</text:p>
      <text:p text:style-name="P12"><text:s/>* Resume NAPI from being scheduled on this context.</text:p>
      <text:p text:style-name="P12"><text:s/>* Must be paired with napi_disable.</text:p>
      <text:p text:style-name="P12"><text:s/>*/</text:p>
      <text:p text:style-name="P12">static inline void napi_enable(struct napi_struct *n)</text:p>
      <text:p text:style-name="P12">{</text:p>
      <text:p text:style-name="P12"><text:s text:c="8"/>BUG_ON(!test_bit(NAPI_STATE_SCHED, &amp;n-&gt;state));</text:p>
      <text:p text:style-name="P12"><text:s text:c="8"/>smp_mb__before_atomic();</text:p>
      <text:p text:style-name="P12"><text:s text:c="8"/>clear_bit(NAPI_STATE_SCHED, &amp;n-&gt;state);</text:p>
      <text:p text:style-name="P12"><text:s text:c="8"/>clear_bit(NAPI_STATE_NPSVC, &amp;n-&gt;state);</text:p>
      <text:p text:style-name="P12">}</text:p>
      <text:p text:style-name="P12"/>
      <text:p text:style-name="P12">#ifdef CONFIG_SMP</text:p>
      <text:p text:style-name="P12">/**</text:p>
      <text:p text:style-name="P12"><text:s/>* <text:s text:c="5"/>napi_synchronize - wait until NAPI is not running</text:p>
      <text:p text:style-name="P12"><text:s/>* <text:s text:c="5"/>@n: napi context</text:p>
      <text:p text:style-name="P12"><text:s/>*</text:p>
      <text:p text:style-name="P12"><text:s/>* Wait until NAPI is done being scheduled on this context.</text:p>
      <text:p text:style-name="P12"><text:s/>* Waits till any outstanding processing completes but</text:p>
      <text:p text:style-name="P12"><text:s/>* does not disable future activations.</text:p>
      <text:p text:style-name="P12"><text:s/>*/</text:p>
      <text:p text:style-name="P12">static inline void napi_synchronize(const struct napi_struct *n)</text:p>
      <text:p text:style-name="P12">{</text:p>
      <text:p text:style-name="P12"><text:s text:c="8"/>while (test_bit(NAPI_STATE_SCHED, &amp;n-&gt;state))</text:p>
      <text:p text:style-name="P12"><text:s text:c="16"/>msleep(1);</text:p>
      <text:p text:style-name="P12">}</text:p>
      <text:p text:style-name="P12">#else</text:p>
      <text:p text:style-name="P12"># define napi_synchronize(n) <text:s text:c="3"/>barrier()</text:p>
      <text:p text:style-name="P12">#endif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6">/* Default NAPI poll() weight</text:p>
      <text:p text:style-name="P26"><text:s/>* Device drivers are strongly advised to not use bigger value</text:p>
      <text:p text:style-name="P26"><text:s/>*/</text:p>
      <text:p text:style-name="P26">#define NAPI_POLL_WEIGHT 64</text:p>
      <text:p text:style-name="P26"/>
      <text:p text:style-name="P26">/**</text:p>
      <text:p text:style-name="P26"><text:s/>* <text:s text:c="5"/>netif_napi_add - initialize a napi context</text:p>
      <text:p text:style-name="P26"><text:s/>* <text:s text:c="5"/>@dev: <text:s/>network device</text:p>
      <text:p text:style-name="P26"><text:s/>* <text:s text:c="5"/>@napi: napi context</text:p>
      <text:p text:style-name="P26"><text:s/>* <text:s text:c="5"/>@poll: polling function</text:p>
      <text:p text:style-name="P26"><text:s/>* <text:s text:c="5"/>@weight: default weight</text:p>
      <text:p text:style-name="P26"><text:s/>*</text:p>
      <text:p text:style-name="P26"><text:s/>* netif_napi_add() must be used to initialize a napi context prior to calling</text:p>
      <text:p text:style-name="P26"><text:s/>* *any* of the other napi related functions.</text:p>
      <text:p text:style-name="P26"><text:s/>*/</text:p>
      <text:p text:style-name="P26">void netif_napi_add(struct net_device *dev, struct napi_struct *napi,</text:p>
      <text:p text:style-name="P26"><text:s text:c="20"/>int (*poll)(struct napi_struct *, int), int weight);</text:p>
      <text:p text:style-name="P26"/>
      <text:p text:style-name="P26">/**</text:p>
      <text:p text:style-name="P26"><text:s/>* <text:s/>netif_napi_del - remove a napi context</text:p>
      <text:p text:style-name="P26"><text:s/>* <text:s/>@napi: napi context</text:p>
      <text:p text:style-name="P26"><text:s/>*</text:p>
      <text:p text:style-name="P26"><text:s/>* <text:s/>netif_napi_del() removes a napi context from the network device napi list</text:p>
      <text:p text:style-name="P26"><text:s/>*/</text:p>
      <text:p text:style-name="P26">void netif_napi_del(struct napi_struct *napi);</text:p>
      <text:p text:style-name="P26"/>
      <text:p text:style-name="P26"/>
      <text:p text:style-name="P27">struct napi_gro_cb {</text:p>
      <text:p text:style-name="P27"><text:s text:c="8"/>/* Virtual address of skb_shinfo(skb)-&gt;frags[0].page + offset. */</text:p>
      <text:p text:style-name="P27"><text:s text:c="8"/>void *frag0;</text:p>
      <text:p text:style-name="P27"/>
      <text:p text:style-name="P27"><text:s text:c="8"/>/* Length of frag0. */</text:p>
      <text:p text:style-name="P27"><text:s text:c="8"/>unsigned int frag0_len;</text:p>
      <text:p text:style-name="P27"/>
      <text:p text:style-name="P27"><text:s text:c="8"/>/* This indicates where we are processing relative to skb-&gt;data. */</text:p>
      <text:p text:style-name="P27"><text:s text:c="8"/>int data_offset;</text:p>
      <text:p text:style-name="P27"/>
      <text:p text:style-name="P27"><text:s text:c="8"/>/* This is non-zero if the packet cannot be merged with the new skb. */</text:p>
      <text:p text:style-name="P27"><text:s text:c="8"/>u16 <text:s text:c="4"/>flush;</text:p>
      <text:p text:style-name="P27"/>
      <text:p text:style-name="P27"><text:s text:c="8"/>/* Save the IP ID here and check when we get to the transport layer */</text:p>
      <text:p text:style-name="P27"><text:s text:c="8"/>u16 <text:s text:c="4"/>flush_id;</text:p>
      <text:p text:style-name="P27"/>
      <text:p text:style-name="P27"><text:s text:c="8"/>/* Number of segments aggregated. */</text:p>
      <text:p text:style-name="P27"><text:s text:c="8"/>u16 <text:s text:c="4"/>count;</text:p>
      <text:p text:style-name="P27"/>
      <text:p text:style-name="P27"><text:s text:c="8"/>/* Start offset for remote checksum offload */</text:p>
      <text:p text:style-name="P27"><text:s text:c="8"/>u16 <text:s text:c="4"/>gro_remcsum_start;</text:p>
      <text:p text:style-name="P27"><text:soft-page-break/></text:p>
      <text:p text:style-name="P27"><text:s text:c="8"/>/* jiffies when first packet was created/queued */</text:p>
      <text:p text:style-name="P27"><text:s text:c="8"/>unsigned long age;</text:p>
      <text:p text:style-name="P27"/>
      <text:p text:style-name="P27"><text:s text:c="8"/>/* Used in ipv6_gro_receive() and foo-over-udp */</text:p>
      <text:p text:style-name="P27"><text:s text:c="8"/>u16 <text:s text:c="4"/>proto;</text:p>
      <text:p text:style-name="P27"/>
      <text:p text:style-name="P27"><text:s text:c="8"/>/* This is non-zero if the packet may be of the same flow. */</text:p>
      <text:p text:style-name="P27"><text:s text:c="8"/>u8 <text:s text:c="5"/>same_flow:1;</text:p>
      <text:p text:style-name="P27"/>
      <text:p text:style-name="P27"><text:s text:c="8"/>/* Used in udp_gro_receive */</text:p>
      <text:p text:style-name="P27"><text:s text:c="8"/>u8 <text:s text:c="5"/>udp_mark:1;</text:p>
      <text:p text:style-name="P27"/>
      <text:p text:style-name="P27"><text:s text:c="8"/>/* GRO checksum is valid */</text:p>
      <text:p text:style-name="P27"><text:s text:c="8"/>u8 <text:s text:c="5"/>csum_valid:1;</text:p>
      <text:p text:style-name="P27"/>
      <text:p text:style-name="P27"><text:s text:c="8"/>/* Number of checksums via CHECKSUM_UNNECESSARY */</text:p>
      <text:p text:style-name="P27"><text:s text:c="8"/>u8 <text:s text:c="5"/>csum_cnt:3;</text:p>
      <text:p text:style-name="P27"/>
      <text:p text:style-name="P27"><text:s text:c="8"/>/* Free the skb? */</text:p>
      <text:p text:style-name="P27"><text:s text:c="8"/>u8 <text:s text:c="5"/>free:2;</text:p>
      <text:p text:style-name="P27">#define NAPI_GRO_FREE <text:s text:c="12"/>1</text:p>
      <text:p text:style-name="P27">#define NAPI_GRO_FREE_STOLEN_HEAD 2</text:p>
      <text:p text:style-name="P28"><text:s text:c="8"/>/* Used in foo-over-udp, set in udp[46]_gro_receive */</text:p>
      <text:p text:style-name="P28"><text:s text:c="8"/>u8 <text:s text:c="5"/>is_ipv6:1;</text:p>
      <text:p text:style-name="P28"/>
      <text:p text:style-name="P28"><text:s text:c="8"/>/* 7 bit hole */</text:p>
      <text:p text:style-name="P28"/>
      <text:p text:style-name="P28"><text:s text:c="8"/>/* used to support CHECKSUM_COMPLETE for tunneling protocols */</text:p>
      <text:p text:style-name="P28"><text:s text:c="8"/>__wsum <text:s/>csum;</text:p>
      <text:p text:style-name="P28"/>
      <text:p text:style-name="P28"><text:s text:c="8"/>/* used in skb_gro_receive() slow path */</text:p>
      <text:p text:style-name="P28"><text:s text:c="8"/>struct sk_buff *last;</text:p>
      <text:p text:style-name="P28">};</text:p>
      <text:p text:style-name="P28"/>
      <text:p text:style-name="P29">gro_result_t napi_gro_receive(struct napi_struct *napi, struct sk_buff *skb);</text:p>
      <text:p text:style-name="P29">void napi_gro_flush(struct napi_struct *napi, bool flush_old);</text:p>
      <text:p text:style-name="P29">struct sk_buff *napi_get_frags(struct napi_struct *napi</text:p>
      <text:p text:style-name="P30">gro_result_t napi_gro_frags(struct napi_struct *napi);</text:p>
      <text:p text:style-name="P31">static inline void napi_free_frags(struct napi_struct *napi)</text:p>
      <text:p text:style-name="P31">{</text:p>
      <text:p text:style-name="P31"><text:s text:c="8"/>kfree_skb(napi-&gt;skb);</text:p>
      <text:p text:style-name="P31"><text:s text:c="8"/>napi-&gt;skb = NULL;</text:p>
      <text:p text:style-name="P31">}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2:07:56.390367403</meta:creation-date>
    <meta:generator>LibreOffice/5.0.2.2$Linux_X86_64 LibreOffice_project/00m0$Build-2</meta:generator>
    <dc:date>2016-01-30T13:46:30.448432173</dc:date>
    <meta:editing-duration>PT1H23M3S</meta:editing-duration>
    <meta:editing-cycles>41</meta:editing-cycles>
    <meta:document-statistic meta:table-count="0" meta:image-count="0" meta:object-count="0" meta:page-count="13" meta:paragraph-count="456" meta:word-count="1627" meta:character-count="14999" meta:non-whitespace-character-count="10997"/>
  </office:meta>
</office:document-meta>
</file>